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992in" svg:height="5.7299in" svg:x="2.9335in" svg:y="0.1988in">
            <draw:object draw:notify-on-update-of-ranges="Sheet1.A2:Sheet1.A91 Sheet1.B1:Sheet1.B1 Sheet1.B2:Sheet1.B91" xlink:href="./Object 1" xlink:type="simple" xlink:show="embed" xlink:actuate="onLoad"/>
            <draw:image xlink:href="./ObjectReplacements/Object 1" xlink:type="simple" xlink:show="embed" xlink:actuate="onLoad"/>
            <svg:title>Butter @ 100mA Load</svg:titl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 Voltage (V)</text:p>
          </table:table-cell>
          <table:table-cell office:value-type="string" calcext:value-type="string">
            <text:p>Input Current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00:12:24.689000000</dc:date>
    <meta:generator>LibreOffice/4.2.5.2$Windows_x86 LibreOffice_project/6ff819b65674ae6c83f3cbab9e4a4c2b292a7a94</meta:generator>
    <meta:editing-duration>PT1M52S</meta:editing-duration>
    <meta:editing-cycles>4</meta:editing-cycles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75cm" svg:height="14.555cm" xlink:href=".." xlink:type="simple" chart:class="chart:line" chart:style-name="ch1">
        <chart:title svg:x="9.711cm" svg:y="0.427cm" chart:style-name="ch2">
          <text:p>Butter @ 100mA Load</text:p>
        </chart:title>
        <chart:legend chart:legend-position="end" svg:x="20.573cm" svg:y="6.978cm" style:legend-expansion="high" chart:style-name="ch3"/>
        <chart:plot-area chart:style-name="ch4" table:cell-range-address="Sheet1.A1:Sheet1.B91" chart:data-source-has-labels="both" svg:x="1.488cm" svg:y="2.079cm" svg:width="18.131cm" svg:height="11.204cm">
          <chartooo:coordinate-region svg:x="2.4cm" svg:y="2.278cm" svg:width="17.219cm" svg:height="10.007cm"/>
          <chart:axis chart:dimension="x" chart:name="primary-x" chart:style-name="ch5" chartooo:axis-type="auto">
            <chartooo:date-scale/>
            <chart:title svg:x="9.318cm" svg:y="13.574cm" chart:style-name="ch6">
              <text:p>Input Voltage (V)</text:p>
            </chart:title>
            <chart:categories table:cell-range-address="Sheet1.A2:Sheet1.A91"/>
          </chart:axis>
          <chart:axis chart:dimension="y" chart:name="primary-y" chart:style-name="ch5">
            <chart:title svg:x="0.451cm" svg:y="8.916cm" chart:style-name="ch7">
              <text:p>Input Current (A)</text:p>
            </chart:title>
            <chart:grid chart:style-name="ch8" chart:class="major"/>
          </chart:axis>
          <chart:series chart:style-name="ch9" chart:values-cell-range-address="Sheet1.B2:Sheet1.B91" chart:label-cell-address="Sheet1.B1:Sheet1.B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Curre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.49">
                <text:p/>
                <draw:g>
                  <svg:desc>Sheet1.A2:Sheet1.A91</svg:desc>
                </draw:g>
              </table:table-cell>
              <table:table-cell office:value-type="float" office:value="0.147">
                <text:p>0.147</text:p>
                <draw:g>
                  <svg:desc>Sheet1.B2:Sheet1.B91</svg:desc>
                </draw:g>
              </table:table-cell>
            </table:table-row>
            <table:table-row>
              <table:table-cell office:value-type="float" office:value="1.48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47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46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44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43">
                <text:p/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.42">
                <text:p/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.39">
                <text:p/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1.38">
                <text:p/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1.37">
                <text:p/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.36">
                <text:p/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.33">
                <text:p/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1.32">
                <text:p/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.31">
                <text:p/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1.29">
                <text:p/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1.26">
                <text:p/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1.24">
                <text:p/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float" office:value="1.22">
                <text:p/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.18">
                <text:p/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1.17">
                <text:p/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1.16">
                <text:p/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1.11">
                <text:p/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1.09">
                <text:p/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.07">
                <text:p/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1.03">
                <text:p/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1.01">
                <text:p/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375">
                <text:p>0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